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Liberation Mono', Menlo, Courier, monospace"/>
    <style:font-face style:name="FreeMono" svg:font-family="FreeMono" style:font-family-generic="modern" style:font-pitch="fixed"/>
    <style:font-face style:name="Helvetica Neue" svg:font-family="'Helvetica Neue', Helvetica, 'Segoe UI', Arial, freesans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monospac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Consolas, 'Liberation Mono', Menlo, monospace"/>
    <style:font-face style:name="SFMono-Regular1" svg:font-family="SFMono-Regular, Menlo, Monaco, Consolas, 'Liberation Mono', 'Courier New', monospace"/>
    <style:font-face style:name="apple-system" svg:font-family="apple-system, BlinkMacSystemFont, 'Segoe UI', Helvetica, Arial, sans-serif, 'Apple Color Emoji', 'Segoe UI Emoji'"/>
  </office:font-face-decls>
  <office:automatic-styles>
    <style:style style:name="P1" style:family="paragraph" style:parent-style-name="Standard">
      <style:text-properties officeooo:rsid="00189e76" officeooo:paragraph-rsid="00189e76"/>
    </style:style>
    <style:style style:name="P2" style:family="paragraph" style:parent-style-name="Standard">
      <style:text-properties officeooo:paragraph-rsid="00189e76"/>
    </style:style>
    <style:style style:name="P3" style:family="paragraph" style:parent-style-name="Standard">
      <style:text-properties officeooo:rsid="0019c4b1" officeooo:paragraph-rsid="0019c4b1"/>
    </style:style>
    <style:style style:name="P4" style:family="paragraph" style:parent-style-name="Standard">
      <style:text-properties fo:font-weight="bold" officeooo:rsid="0019c4b1" officeooo:paragraph-rsid="001a0b3d" style:font-weight-asian="bold" style:font-weight-complex="bold"/>
    </style:style>
    <style:style style:name="P5" style:family="paragraph" style:parent-style-name="Standard">
      <style:text-properties fo:font-weight="bold" officeooo:rsid="001a0b3d" officeooo:paragraph-rsid="001acb93" style:font-weight-asian="bold" style:font-weight-complex="bold"/>
    </style:style>
    <style:style style:name="P6" style:family="paragraph" style:parent-style-name="Standard">
      <style:text-properties fo:font-weight="normal" officeooo:rsid="001a0b3d" officeooo:paragraph-rsid="001a0b3d" style:font-weight-asian="normal" style:font-weight-complex="normal"/>
    </style:style>
    <style:style style:name="P7" style:family="paragraph" style:parent-style-name="Standard">
      <style:text-properties officeooo:paragraph-rsid="001acb93"/>
    </style:style>
    <style:style style:name="P8" style:family="paragraph" style:parent-style-name="Standard">
      <style:text-properties fo:font-style="normal" officeooo:rsid="0019c4b1" officeooo:paragraph-rsid="0019c4b1" style:font-style-asian="normal" style:font-style-complex="normal"/>
    </style:style>
    <style:style style:name="P9" style:family="paragraph" style:parent-style-name="Standard">
      <style:text-properties fo:font-style="normal" fo:font-weight="normal" officeooo:rsid="001a0b3d" officeooo:paragraph-rsid="001a0b3d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1acb93" officeooo:paragraph-rsid="001acb93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1c0609" officeooo:paragraph-rsid="001acb93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1de7ca" officeooo:paragraph-rsid="001acb93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fe58e" officeooo:paragraph-rsid="001de7ca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fe58e" officeooo:paragraph-rsid="001fe58e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bold" officeooo:rsid="001c0609" officeooo:paragraph-rsid="001acb93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fo:font-weight="bold" officeooo:rsid="001c0609" officeooo:paragraph-rsid="001de7ca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fo:font-weight="bold" officeooo:rsid="001c0609" officeooo:paragraph-rsid="001fe58e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fo:font-weight="bold" officeooo:rsid="001de7ca" officeooo:paragraph-rsid="001de7ca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variant="normal" fo:text-transform="none" fo:color="#24292e" loext:opacity="100%" style:font-name="SFMono-Regular" fo:font-size="9.75pt" fo:letter-spacing="normal" fo:font-style="normal" fo:font-weight="normal" officeooo:rsid="00189e76" officeooo:paragraph-rsid="00189e76" style:font-style-asian="italic" style:font-style-complex="italic"/>
    </style:style>
    <style:style style:name="P20" style:family="paragraph" style:parent-style-name="Standard">
      <style:text-properties fo:font-variant="normal" fo:text-transform="none" fo:color="#24292e" loext:opacity="100%" style:font-name="SFMono-Regular" fo:font-size="9.75pt" fo:letter-spacing="normal" fo:font-style="normal" fo:font-weight="normal" officeooo:paragraph-rsid="00189e76"/>
    </style:style>
    <style:style style:name="P21" style:family="paragraph" style:parent-style-name="Standard">
      <style:text-properties fo:font-variant="normal" fo:text-transform="none" fo:color="#24292e" loext:opacity="100%" style:font-name="SFMono-Regular" fo:font-size="9.75pt" fo:letter-spacing="normal" fo:font-style="italic" fo:font-weight="normal" officeooo:rsid="00189e76" officeooo:paragraph-rsid="00189e76" style:font-style-asian="italic" style:font-style-complex="italic"/>
    </style:style>
    <style:style style:name="P22" style:family="paragraph" style:parent-style-name="Standard">
      <style:text-properties fo:font-variant="normal" fo:text-transform="none" fo:color="#24292e" loext:opacity="100%" fo:letter-spacing="normal" officeooo:rsid="00189e76" officeooo:paragraph-rsid="00189e76"/>
    </style:style>
    <style:style style:name="P23" style:family="paragraph" style:parent-style-name="Standard">
      <style:text-properties fo:font-variant="normal" fo:text-transform="none" fo:color="#ff8000" loext:opacity="100%" style:font-name="SFMono-Regular" fo:font-size="9.75pt" fo:letter-spacing="normal" fo:font-style="normal" fo:font-weight="bold" officeooo:rsid="00189e76" officeooo:paragraph-rsid="00189e76" style:font-style-asian="italic" style:font-weight-asian="bold" style:font-style-complex="italic" style:font-weight-complex="bold"/>
    </style:style>
    <style:style style:name="P24" style:family="paragraph" style:parent-style-name="Text_20_body">
      <style:text-properties officeooo:paragraph-rsid="00260370"/>
    </style:style>
    <style:style style:name="P25" style:family="paragraph" style:parent-style-name="Text_20_body">
      <style:text-properties officeooo:rsid="00260370" officeooo:paragraph-rsid="00260370"/>
    </style:style>
    <style:style style:name="P26" style:family="paragraph" style:parent-style-name="Text_20_body">
      <style:text-properties style:text-underline-style="solid" style:text-underline-width="auto" style:text-underline-color="font-color"/>
    </style:style>
    <style:style style:name="P27" style:family="paragraph" style:parent-style-name="Text_20_body">
      <style:text-properties style:text-underline-style="solid" style:text-underline-width="auto" style:text-underline-color="font-color" officeooo:rsid="003536dc" officeooo:paragraph-rsid="003536dc"/>
    </style:style>
    <style:style style:name="P28" style:family="paragraph" style:parent-style-name="Text_20_body">
      <style:text-properties officeooo:paragraph-rsid="002e69c4"/>
    </style:style>
    <style:style style:name="P29" style:family="paragraph" style:parent-style-name="Text_20_body">
      <style:text-properties officeooo:paragraph-rsid="002ff273"/>
    </style:style>
    <style:style style:name="P30" style:family="paragraph" style:parent-style-name="Quotations">
      <style:text-properties fo:font-size="9pt" style:font-size-asian="9pt" style:font-size-complex="9pt"/>
    </style:style>
    <style:style style:name="P31" style:family="paragraph" style:parent-style-name="Text_20_body">
      <style:text-properties fo:font-size="9pt" fo:font-style="italic" fo:font-weight="bold" officeooo:rsid="0031a42a" officeooo:paragraph-rsid="0031a42a" style:font-size-asian="9pt" style:font-style-asian="italic" style:font-weight-asian="bold" style:font-size-complex="9pt" style:font-style-complex="italic" style:font-weight-complex="bold"/>
    </style:style>
    <style:style style:name="P32" style:family="paragraph" style:parent-style-name="Text_20_body">
      <style:text-properties fo:font-size="9pt" fo:font-style="italic" style:text-underline-style="none" fo:font-weight="bold" officeooo:rsid="0031a42a" officeooo:paragraph-rsid="0031a42a" style:font-size-asian="9pt" style:font-style-asian="italic" style:font-weight-asian="bold" style:font-size-complex="9pt" style:font-style-complex="italic" style:font-weight-complex="bold"/>
    </style:style>
    <style:style style:name="P33" style:family="paragraph" style:parent-style-name="Text_20_body">
      <style:text-properties fo:font-size="9pt" style:text-underline-style="none" style:font-size-asian="9pt" style:font-size-complex="9pt"/>
    </style:style>
    <style:style style:name="P34" style:family="paragraph" style:parent-style-name="Text_20_body">
      <style:text-properties fo:font-size="9pt" style:text-underline-style="none" officeooo:paragraph-rsid="0031a42a" style:font-size-asian="9pt" style:font-size-complex="9pt"/>
    </style:style>
    <style:style style:name="P35" style:family="paragraph" style:parent-style-name="Text_20_body">
      <style:text-properties officeooo:paragraph-rsid="0031a42a"/>
    </style:style>
    <style:style style:name="P36" style:family="paragraph" style:parent-style-name="Heading_20_1" style:list-style-name="">
      <style:text-properties fo:font-variant="normal" fo:text-transform="none" fo:color="#24292e" loext:opacity="100%" style:font-name="Liberation Sans" fo:font-size="18.2000007629395pt" fo:letter-spacing="normal" fo:language="es" fo:country="ES" fo:font-weight="bold" officeooo:rsid="0035e4ce" officeooo:paragraph-rsid="0037959b" style:font-name-asian="Noto Sans CJK SC1" style:font-size-asian="18.2000007629395pt" style:font-weight-asian="bold" style:font-name-complex="Lohit Devanagari1" style:font-size-complex="18.2000007629395pt" style:font-weight-complex="bold"/>
    </style:style>
    <style:style style:name="P37" style:family="paragraph" style:parent-style-name="Heading_20_2">
      <style:text-properties officeooo:paragraph-rsid="00357acd"/>
    </style:style>
    <style:style style:name="P38" style:family="paragraph" style:parent-style-name="Heading_20_2">
      <style:text-properties fo:font-variant="normal" fo:text-transform="none" fo:color="#24292e" loext:opacity="100%" fo:letter-spacing="normal" officeooo:rsid="00189e76" officeooo:paragraph-rsid="00357acd"/>
    </style:style>
    <style:style style:name="P39" style:family="paragraph" style:parent-style-name="Heading_20_3">
      <style:text-properties officeooo:rsid="00256346" officeooo:paragraph-rsid="00256346"/>
    </style:style>
    <style:style style:name="P40" style:family="paragraph" style:parent-style-name="Heading_20_3">
      <style:text-properties style:font-name="Liberation Sans" fo:font-size="14.1000003814697pt" style:text-underline-style="solid" style:text-underline-width="auto" style:text-underline-color="font-color" fo:font-weight="bold" officeooo:rsid="0031a42a" officeooo:paragraph-rsid="0031a42a" style:font-name-asian="Noto Sans CJK SC1" style:font-size-asian="14.1000003814697pt" style:font-weight-asian="bold" style:font-name-complex="Lohit Devanagari1" style:font-size-complex="14.1000003814697pt" style:font-weight-complex="bold"/>
    </style:style>
    <style:style style:name="P41" style:family="paragraph" style:parent-style-name="Heading_20_3">
      <style:text-properties officeooo:paragraph-rsid="00265d7b"/>
    </style:style>
    <style:style style:name="P42" style:family="paragraph" style:parent-style-name="Heading_20_4">
      <style:text-properties fo:font-variant="normal" fo:text-transform="none" fo:color="#24292e" loext:opacity="100%" fo:letter-spacing="normal" officeooo:rsid="00189e76"/>
    </style:style>
    <style:style style:name="P43" style:family="paragraph" style:parent-style-name="Heading_20_4">
      <style:text-properties style:font-name="Liberation Sans" fo:font-size="13.3000001907349pt" fo:language="es" fo:country="ES" fo:font-style="italic" fo:font-weight="bold" officeooo:rsid="000a42eb" officeooo:paragraph-rsid="0037959b" style:font-name-asian="Noto Sans CJK SC1" style:font-size-asian="13.3000001907349pt" style:font-style-asian="italic" style:font-weight-asian="bold" style:font-name-complex="Lohit Devanagari1" style:font-size-complex="13.3000001907349pt" style:font-style-complex="italic" style:font-weight-complex="bold"/>
    </style:style>
    <style:style style:name="P44" style:family="paragraph" style:parent-style-name="Preformatted_20_Text">
      <style:paragraph-properties fo:margin-top="0cm" fo:margin-bottom="0.499cm" style:contextual-spacing="false"/>
    </style:style>
    <style:style style:name="P45" style:family="paragraph" style:parent-style-name="Preformatted_20_Text">
      <style:paragraph-properties fo:margin-top="0cm" fo:margin-bottom="0.499cm" style:contextual-spacing="false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46" style:family="paragraph" style:parent-style-name="Standard" style:list-style-name="L1">
      <style:text-properties fo:font-style="normal" fo:font-weight="normal" officeooo:rsid="00235525" officeooo:paragraph-rsid="00265d7b" style:font-style-asian="normal" style:font-weight-asian="normal" style:font-style-complex="normal" style:font-weight-complex="normal"/>
    </style:style>
    <style:style style:name="P47" style:family="paragraph" style:parent-style-name="Standard" style:list-style-name="L1">
      <style:text-properties fo:font-style="normal" style:text-underline-style="none" fo:font-weight="normal" officeooo:rsid="00235525" officeooo:paragraph-rsid="00265d7b" style:font-style-asian="normal" style:font-weight-asian="normal" style:font-style-complex="normal" style:font-weight-complex="normal"/>
    </style:style>
    <style:style style:name="P48" style:family="paragraph" style:parent-style-name="Standard" style:list-style-name="L1">
      <style:text-properties fo:font-style="normal" style:text-underline-style="none" fo:font-weight="normal" officeooo:rsid="0028fee0" officeooo:paragraph-rsid="0028fee0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variant="normal" fo:text-transform="none" fo:color="#24292e" loext:opacity="100%" style:font-name="Liberation Mono" fo:font-size="10pt" fo:letter-spacing="normal" officeooo:rsid="00189e76" officeooo:paragraph-rsid="00189e76" style:font-name-asian="Noto Sans Mono CJK SC" style:font-size-asian="10pt" style:font-name-complex="Liberation Mono" style:font-size-complex="10pt"/>
    </style:style>
    <style:style style:name="P50" style:family="paragraph" style:parent-style-name="Text_20_body">
      <style:paragraph-properties fo:margin-top="0cm" fo:margin-bottom="0.499cm" style:contextual-spacing="false"/>
      <style:text-properties fo:font-variant="normal" fo:text-transform="none" fo:color="#333333" loext:opacity="100%" style:font-name="Helvetica Neue" fo:font-size="12pt" fo:letter-spacing="normal" fo:font-style="normal" fo:font-weight="normal"/>
    </style:style>
    <style:style style:name="P51" style:family="paragraph" style:parent-style-name="Text_20_body">
      <style:text-properties fo:font-variant="normal" fo:text-transform="none" fo:color="#000000" loext:opacity="100%" style:text-line-through-style="solid" style:text-line-through-type="single" style:font-name="SFMono-Regular1" fo:font-size="11.25pt" fo:letter-spacing="normal" fo:language="es" fo:country="ES" fo:font-style="normal" fo:font-weight="normal" officeooo:rsid="00158f90" officeooo:paragraph-rsid="0037959b" style:font-weight-asian="normal" style:font-weight-complex="normal"/>
    </style:style>
    <style:style style:name="P52" style:family="paragraph" style:parent-style-name="Text_20_body">
      <style:text-properties officeooo:paragraph-rsid="00357acd"/>
    </style:style>
    <style:style style:name="P53" style:family="paragraph" style:parent-style-name="Text_20_body">
      <style:text-properties officeooo:rsid="00184efa" officeooo:paragraph-rsid="0037959b"/>
    </style:style>
    <style:style style:name="P54" style:family="paragraph" style:parent-style-name="Text_20_body">
      <style:text-properties fo:font-weight="bold" officeooo:rsid="00176979" officeooo:paragraph-rsid="0037959b" style:font-weight-asian="bold" style:font-weight-complex="bold"/>
    </style:style>
    <style:style style:name="P55" style:family="paragraph" style:parent-style-name="Text_20_body">
      <style:text-properties fo:font-weight="bold" officeooo:paragraph-rsid="0037959b" style:font-weight-asian="bold" style:font-weight-complex="bold"/>
    </style:style>
    <style:style style:name="P56" style:family="paragraph" style:parent-style-name="Text_20_body">
      <style:text-properties fo:language="es" fo:country="ES" officeooo:rsid="000d24bf" officeooo:paragraph-rsid="0037959b"/>
    </style:style>
    <style:style style:name="P57" style:family="paragraph" style:parent-style-name="Text_20_body">
      <style:text-properties fo:language="es" fo:country="ES" fo:font-weight="bold" officeooo:rsid="00117d98" officeooo:paragraph-rsid="0037959b" style:font-weight-asian="bold" style:font-weight-complex="bold"/>
    </style:style>
    <style:style style:name="P58" style:family="paragraph" style:parent-style-name="Text_20_body">
      <style:text-properties fo:language="es" fo:country="ES" fo:font-weight="bold" officeooo:rsid="0012326c" officeooo:paragraph-rsid="0037959b" style:font-weight-asian="bold" style:font-weight-complex="bold"/>
    </style:style>
    <style:style style:name="P59" style:family="paragraph" style:parent-style-name="Text_20_body">
      <style:text-properties fo:language="es" fo:country="ES" fo:font-weight="bold" officeooo:rsid="0013a45f" officeooo:paragraph-rsid="0037959b" style:font-weight-asian="bold" style:font-weight-complex="bold"/>
    </style:style>
    <style:style style:name="P60" style:family="paragraph" style:parent-style-name="Text_20_body">
      <style:text-properties fo:language="es" fo:country="ES" fo:font-weight="bold" officeooo:rsid="002dad1b" officeooo:paragraph-rsid="0037959b" style:font-weight-asian="bold" style:font-weight-complex="bold"/>
    </style:style>
    <style:style style:name="P61" style:family="paragraph" style:parent-style-name="Text_20_body">
      <style:text-properties fo:language="es" fo:country="ES" fo:font-weight="bold" officeooo:rsid="00158f90" officeooo:paragraph-rsid="0037959b" style:font-weight-asian="bold" style:font-weight-complex="bold"/>
    </style:style>
    <style:style style:name="P62" style:family="paragraph" style:parent-style-name="Text_20_body">
      <style:text-properties fo:language="es" fo:country="ES" fo:font-weight="bold" officeooo:rsid="001b95e1" officeooo:paragraph-rsid="0037959b" style:font-weight-asian="bold" style:font-weight-complex="bold"/>
    </style:style>
    <style:style style:name="P63" style:family="paragraph" style:parent-style-name="Text_20_body">
      <style:text-properties fo:language="es" fo:country="ES" fo:font-weight="normal" officeooo:rsid="00117d98" officeooo:paragraph-rsid="0037959b" style:font-weight-asian="normal" style:font-weight-complex="normal"/>
    </style:style>
    <style:style style:name="P64" style:family="paragraph" style:parent-style-name="Text_20_body">
      <style:text-properties fo:language="es" fo:country="ES" fo:font-weight="normal" officeooo:rsid="0012c25e" officeooo:paragraph-rsid="0037959b" style:font-weight-asian="normal" style:font-weight-complex="normal"/>
    </style:style>
    <style:style style:name="P65" style:family="paragraph" style:parent-style-name="Text_20_body">
      <style:text-properties fo:language="es" fo:country="ES" fo:font-weight="normal" officeooo:rsid="0012326c" officeooo:paragraph-rsid="0037959b" style:font-weight-asian="normal" style:font-weight-complex="normal"/>
    </style:style>
    <style:style style:name="P66" style:family="paragraph" style:parent-style-name="Text_20_body">
      <style:text-properties fo:language="es" fo:country="ES" fo:font-weight="normal" officeooo:rsid="0013a45f" officeooo:paragraph-rsid="0037959b" style:font-weight-asian="normal" style:font-weight-complex="normal"/>
    </style:style>
    <style:style style:name="P67" style:family="paragraph" style:parent-style-name="Text_20_body">
      <style:text-properties fo:language="es" fo:country="ES" fo:font-weight="normal" officeooo:rsid="00158f90" officeooo:paragraph-rsid="0037959b" style:font-weight-asian="normal" style:font-weight-complex="normal"/>
    </style:style>
    <style:style style:name="P68" style:family="paragraph" style:parent-style-name="Text_20_body">
      <style:text-properties fo:language="es" fo:country="ES" fo:font-weight="normal" officeooo:rsid="002dad1b" officeooo:paragraph-rsid="0037959b" style:font-weight-asian="normal" style:font-weight-complex="normal"/>
    </style:style>
    <style:style style:name="P69" style:family="paragraph" style:parent-style-name="Text_20_body">
      <style:text-properties fo:language="es" fo:country="ES" fo:font-weight="normal" officeooo:rsid="001815f2" officeooo:paragraph-rsid="0037959b" style:font-weight-asian="normal" style:font-weight-complex="normal"/>
    </style:style>
    <style:style style:name="P70" style:family="paragraph" style:parent-style-name="Text_20_body">
      <style:text-properties fo:language="es" fo:country="ES" fo:font-weight="normal" officeooo:rsid="001d8075" officeooo:paragraph-rsid="0037959b" style:font-weight-asian="normal" style:font-weight-complex="normal"/>
    </style:style>
    <style:style style:name="P71" style:family="paragraph" style:parent-style-name="Text_20_body">
      <style:text-properties fo:language="es" fo:country="ES" fo:font-weight="normal" officeooo:rsid="001e0e10" officeooo:paragraph-rsid="0037959b" style:font-weight-asian="normal" style:font-weight-complex="normal"/>
    </style:style>
    <style:style style:name="P72" style:family="paragraph" style:parent-style-name="Text_20_body">
      <style:text-properties fo:language="es" fo:country="ES" officeooo:paragraph-rsid="0037959b"/>
    </style:style>
    <style:style style:name="P73" style:family="paragraph" style:parent-style-name="Text_20_body">
      <style:text-properties fo:color="#c9211e" loext:opacity="100%" fo:language="es" fo:country="ES" fo:font-weight="bold" officeooo:rsid="00176979" officeooo:paragraph-rsid="0037959b" style:font-weight-asian="bold" style:font-weight-complex="bold"/>
    </style:style>
    <style:style style:name="P74" style:family="paragraph" style:parent-style-name="Text_20_body">
      <style:text-properties officeooo:paragraph-rsid="0037959b"/>
    </style:style>
    <style:style style:name="P75" style:family="paragraph" style:parent-style-name="Title">
      <style:text-properties officeooo:rsid="00357acd" officeooo:paragraph-rsid="00357acd"/>
    </style:style>
    <style:style style:name="P76" style:family="paragraph">
      <loext:graphic-properties draw:fill="solid" draw:fill-color="#dddddd" draw:opacity="50%"/>
      <style:paragraph-properties style:writing-mode="lr-tb"/>
      <style:text-properties style:font-name="FreeMono" fo:font-size="11pt" fo:font-style="italic" style:font-size-asian="11pt" style:font-style-asian="italic" style:font-size-complex="11pt" style:font-style-complex="italic"/>
    </style:style>
    <style:style style:name="P77" style:family="paragraph">
      <loext:graphic-properties draw:fill="solid" draw:fill-color="#dddddd" draw:opacity="50%"/>
      <style:paragraph-properties style:writing-mode="lr-tb"/>
      <style:text-properties style:font-name="FreeMon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189e7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de7ca" style:font-style-asian="italic" style:font-style-complex="italic"/>
    </style:style>
    <style:style style:name="T4" style:family="text">
      <style:text-properties fo:font-style="italic" fo:font-weight="normal" officeooo:rsid="001de7ca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fe58e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a0b3d" style:font-style-asian="normal" style:font-style-complex="normal"/>
    </style:style>
    <style:style style:name="T8" style:family="text">
      <style:text-properties fo:font-style="normal" officeooo:rsid="0019c4b1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19c4b1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1c0609" style:font-style-asian="normal" style:font-weight-asian="bold" style:font-style-complex="normal" style:font-weight-complex="bold"/>
    </style:style>
    <style:style style:name="T12" style:family="text">
      <style:text-properties fo:font-style="normal" fo:font-weight="normal" officeooo:rsid="001acb93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c0609" style:font-style-asian="normal" style:font-weight-asian="normal" style:font-style-complex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de7ca" style:font-weight-asian="normal" style:font-weight-complex="normal"/>
    </style:style>
    <style:style style:name="T16" style:family="text">
      <style:text-properties fo:font-weight="normal" officeooo:rsid="001fe58e" style:font-weight-asian="normal" style:font-weight-complex="normal"/>
    </style:style>
    <style:style style:name="T17" style:family="text">
      <style:text-properties fo:font-weight="normal" officeooo:rsid="0012326c" style:font-weight-asian="normal" style:font-weight-complex="normal"/>
    </style:style>
    <style:style style:name="T18" style:family="text">
      <style:text-properties fo:font-weight="normal" officeooo:rsid="00117d98" style:font-weight-asian="normal" style:font-weight-complex="normal"/>
    </style:style>
    <style:style style:name="T19" style:family="text">
      <style:text-properties fo:font-weight="normal" officeooo:rsid="001b95e1" style:font-weight-asian="normal" style:font-weight-complex="normal"/>
    </style:style>
    <style:style style:name="T20" style:family="text">
      <style:text-properties officeooo:rsid="00265d7b"/>
    </style:style>
    <style:style style:name="T21" style:family="text">
      <style:text-properties officeooo:rsid="001de7ca"/>
    </style:style>
    <style:style style:name="T22" style:family="text">
      <style:text-properties officeooo:rsid="00189e76" style:font-style-asian="italic" style:font-style-complex="italic"/>
    </style:style>
    <style:style style:name="T23" style:family="text">
      <style:text-properties officeooo:rsid="002bf784" style:font-style-asian="italic" style:font-style-complex="italic"/>
    </style:style>
    <style:style style:name="T24" style:family="text">
      <style:text-properties fo:color="#ff8000" loext:opacity="100%" fo:font-weight="bold" style:font-weight-asian="bold" style:font-weight-complex="bold"/>
    </style:style>
    <style:style style:name="T25" style:family="text">
      <style:text-properties fo:font-variant="normal" fo:text-transform="none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#ffffff" loext:char-shading-value="0"/>
    </style:style>
    <style:style style:name="T26" style:family="text">
      <style:text-properties fo:font-variant="normal" fo:text-transform="none" fo:color="#000000" loext:opacity="100%" style:font-name="Menlo" fo:letter-spacing="normal" fo:font-style="normal" fo:font-weight="normal" fo:background-color="transparent" loext:char-shading-value="0" loext:padding="0cm" loext:border="none"/>
    </style:style>
    <style:style style:name="T27" style:family="text">
      <style:text-properties fo:font-variant="normal" fo:text-transform="none" fo:color="#000000" loext:opacity="100%" fo:letter-spacing="normal" fo:font-style="normal" fo:font-weight="normal" fo:background-color="transparent" loext:char-shading-value="0" loext:padding="0cm" loext:border="none"/>
    </style:style>
    <style:style style:name="T28" style:family="text">
      <style:text-properties fo:font-variant="normal" fo:text-transform="none" fo:color="#000000" loext:opacity="100%" style:font-name="Liberation Mono" fo:font-size="10pt" fo:letter-spacing="normal" fo:font-style="normal" fo:font-weight="normal" fo:background-color="transparent" loext:char-shading-value="0" style:font-name-asian="Noto Sans Mono CJK SC" style:font-size-asian="10pt" style:font-name-complex="Liberation Mono" style:font-size-complex="10pt" loext:padding="0cm" loext:border="none"/>
    </style:style>
    <style:style style:name="T29" style:family="text">
      <style:text-properties fo:font-variant="normal" fo:text-transform="none" style:font-name="SFMono-Regular1" fo:font-size="11.25pt" fo:letter-spacing="normal" fo:language="es" fo:country="ES" fo:font-style="normal" fo:font-weight="normal" officeooo:rsid="0013a45f" style:font-weight-asian="normal" style:font-weight-complex="normal"/>
    </style:style>
    <style:style style:name="T30" style:family="text">
      <style:text-properties style:font-name="Liberation Sans" fo:font-size="16.1000003814697pt" fo:font-weight="bold" officeooo:rsid="002e5c77" style:font-name-asian="Noto Sans CJK SC1" style:font-size-asian="16.1000003814697pt" style:font-weight-asian="bold" style:font-name-complex="Lohit Devanagari1" style:font-size-complex="16.1000003814697pt" style:font-weight-complex="bold"/>
    </style:style>
    <style:style style:name="T31" style:family="text">
      <style:text-properties style:font-name="Liberation Sans" fo:font-size="16.1000003814697pt" fo:font-weight="bold" officeooo:rsid="00357acd" style:font-name-asian="Noto Sans CJK SC1" style:font-size-asian="16.1000003814697pt" style:font-weight-asian="bold" style:font-name-complex="Lohit Devanagari1" style:font-size-complex="16.1000003814697pt" style:font-weight-complex="bold"/>
    </style:style>
    <style:style style:name="T32" style:family="text">
      <style:text-properties style:font-name="Liberation Sans" fo:font-size="13.3000001907349pt" fo:language="es" fo:country="ES" fo:font-style="italic" style:font-name-asian="Noto Sans CJK SC1" style:font-size-asian="13.3000001907349pt" style:font-style-asian="italic" style:font-name-complex="Lohit Devanagari1" style:font-size-complex="13.3000001907349pt" style:font-style-complex="italic"/>
    </style:style>
    <style:style style:name="T33" style:family="text">
      <style:text-properties style:font-name="Liberation Sans" fo:font-size="13.3000001907349pt" fo:language="es" fo:country="ES" fo:font-style="italic" officeooo:rsid="000a42eb" style:font-name-asian="Noto Sans CJK SC1" style:font-size-asian="13.3000001907349pt" style:font-style-asian="italic" style:font-name-complex="Lohit Devanagari1" style:font-size-complex="13.3000001907349pt" style:font-style-complex="italic"/>
    </style:style>
    <style:style style:name="T34" style:family="text">
      <style:text-properties officeooo:rsid="002e69c4"/>
    </style:style>
    <style:style style:name="T35" style:family="text">
      <style:text-properties officeooo:rsid="0031a42a"/>
    </style:style>
    <style:style style:name="T36" style:family="text">
      <style:text-properties officeooo:rsid="00357acd"/>
    </style:style>
    <style:style style:name="T37" style:family="text">
      <style:text-properties style:font-name="Liberation Serif" style:font-name-asian="Noto Serif CJK SC" style:font-size-asian="12pt" style:font-name-complex="Lohit Devanagari1" style:font-size-complex="12pt"/>
    </style:style>
    <style:style style:name="T38" style:family="text">
      <style:text-properties style:font-name="Liberation Serif" officeooo:rsid="0036771d" style:font-name-asian="Noto Serif CJK SC" style:font-size-asian="12pt" style:font-name-complex="Lohit Devanagari1" style:font-size-complex="12pt"/>
    </style:style>
    <style:style style:name="T39" style:family="text">
      <style:text-properties officeooo:rsid="0012326c"/>
    </style:style>
    <style:style style:name="T40" style:family="text">
      <style:text-properties officeooo:rsid="00117d98"/>
    </style:style>
    <style:style style:name="T41" style:family="text">
      <style:text-properties fo:language="es" fo:country="ES"/>
    </style:style>
    <style:style style:name="T42" style:family="text">
      <style:text-properties fo:language="es" fo:country="ES" fo:font-weight="bold" officeooo:rsid="00117d98" style:font-weight-asian="bold" style:font-weight-complex="bold"/>
    </style:style>
    <style:style style:name="T43" style:family="text">
      <style:text-properties fo:language="es" fo:country="ES" fo:font-weight="normal" officeooo:rsid="00117d98" style:font-weight-asian="normal" style:font-weight-complex="normal"/>
    </style:style>
    <style:style style:name="T44" style:family="text">
      <style:text-properties fo:language="es" fo:country="ES" fo:font-weight="normal" officeooo:rsid="00564bbe" style:font-weight-asian="normal" style:font-weight-complex="normal"/>
    </style:style>
    <style:style style:name="T45" style:family="text">
      <style:text-properties fo:language="es" fo:country="ES" fo:font-weight="normal" officeooo:rsid="0013a45f" style:font-weight-asian="normal" style:font-weight-complex="normal"/>
    </style:style>
    <style:style style:name="T46" style:family="text">
      <style:text-properties fo:language="es" fo:country="ES" officeooo:rsid="00158f90"/>
    </style:style>
    <style:style style:name="T47" style:family="text">
      <style:text-properties fo:font-weight="bold" officeooo:rsid="00117d98" style:font-weight-asian="bold" style:font-weight-complex="bold"/>
    </style:style>
    <style:style style:name="T48" style:family="text">
      <style:text-properties fo:font-weight="bold" officeooo:rsid="0012326c" style:font-weight-asian="bold" style:font-weight-complex="bold"/>
    </style:style>
    <style:style style:name="T49" style:family="text">
      <style:text-properties officeooo:rsid="0012c25e"/>
    </style:style>
    <style:style style:name="T50" style:family="text">
      <style:text-properties officeooo:rsid="00158f90"/>
    </style:style>
    <style:style style:name="T51" style:family="text">
      <style:text-properties officeooo:rsid="00149663"/>
    </style:style>
    <style:style style:name="T52" style:family="text">
      <style:text-properties officeooo:rsid="0013a45f"/>
    </style:style>
    <style:style style:name="T53" style:family="text">
      <style:text-properties officeooo:rsid="001b95e1"/>
    </style:style>
    <style:style style:name="T54" style:family="text">
      <style:text-properties fo:color="#c9211e" loext:opacity="100%" fo:language="es" fo:country="ES"/>
    </style:style>
    <style:style style:name="T55" style:family="text">
      <style:text-properties fo:color="#c9211e" loext:opacity="100%" fo:language="es" fo:country="ES" officeooo:rsid="001b95e1"/>
    </style:style>
    <style:style style:name="T56" style:family="text">
      <style:text-properties fo:color="#c9211e" loext:opacity="100%" fo:language="es" fo:country="ES" officeooo:rsid="00176979"/>
    </style:style>
    <style:style style:name="T57" style:family="text">
      <style:text-properties fo:color="#158466" loext:opacity="100%" fo:language="es" fo:country="ES"/>
    </style:style>
    <style:style style:name="T58" style:family="text">
      <style:text-properties fo:color="#158466" loext:opacity="100%" fo:language="es" fo:country="ES" fo:font-weight="bold" officeooo:rsid="001b95e1" style:font-weight-asian="bold" style:font-weight-complex="bold"/>
    </style:style>
    <style:style style:name="T59" style:family="text">
      <style:text-properties fo:color="#158466" loext:opacity="100%" fo:language="es" fo:country="ES" fo:font-weight="bold" officeooo:rsid="00176979" style:font-weight-asian="bold" style:font-weight-complex="bold"/>
    </style:style>
    <style:style style:name="T60" style:family="text">
      <style:text-properties fo:color="#5983b0" loext:opacity="100%" fo:language="es" fo:country="ES" fo:font-weight="bold" officeooo:rsid="00158f90" style:font-weight-asian="bold" style:font-weight-complex="bold"/>
    </style:style>
    <style:style style:name="T61" style:family="text">
      <style:text-properties fo:color="#5983b0" loext:opacity="100%" fo:language="es" fo:country="ES" officeooo:rsid="00158f90"/>
    </style:style>
    <style:style style:name="T62" style:family="text">
      <style:text-properties officeooo:rsid="001815f2"/>
    </style:style>
    <style:style style:name="T63" style:family="text">
      <style:text-properties style:font-name="FreeMono" fo:font-size="11pt" fo:font-style="italic" style:font-size-asian="11pt" style:font-style-asian="italic" style:font-size-complex="11pt" style:font-style-complex="italic"/>
    </style:style>
    <style:style style:name="T64" style:family="text">
      <style:text-properties style:font-name="Free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65" style:family="text">
      <style:text-properties fo:color="#c9211e" loext:opacity="100%" style:font-name="Free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66" style:family="text">
      <style:text-properties style:font-name="FreeMono" fo:font-size="11pt" fo:font-style="italic" fo:font-weight="normal" style:font-name-asian="Noto Sans CJK SC" style:font-size-asian="11pt" style:font-style-asian="italic" style:font-weight-asian="normal" style:font-name-complex="Liberation Sans1" style:font-size-complex="11pt" style:font-style-complex="italic" style:font-weight-complex="normal"/>
    </style:style>
    <style:style style:name="T67" style:family="text">
      <style:text-properties fo:color="#069a2e" loext:opacity="100%" style:font-name="Free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68" style:family="text">
      <style:text-properties fo:color="#5983b0" loext:opacity="100%" style:font-name="Free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dddddd" draw:opacity="50%" fo:min-height="1.554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dddddd" draw:opacity="50%" fo:min-height="6.599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dddddd" draw:opacity="50%" fo:min-height="0.741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dddddd" draw:opacity="50%" fo:min-height="2.33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solid" draw:fill-color="#dddddd" draw:opacity="50%" fo:min-height="0.778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solid" draw:fill-color="#dddddd" draw:opacity="50%" fo:min-height="1.166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solid" draw:fill-color="#dddddd" draw:opacity="50%" fo:min-height="3.106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/>
      <text:p text:style-name="P75">project-01</text:p>
      <text:h text:style-name="P37" text:outline-level="2"><text:span text:style-name="T31">WALLETS</text:span></text:h>
      <text:p text:style-name="Text_20_body"><text:span text:style-name="T36">cardano-cli query tip –tesnet-magic $TESNET</text:span></text:p>
      <text:p text:style-name="P52"><text:span text:style-name="T36">cardano-cli query utxo –tesnet-magic $TESNET –address $MYADDRESS</text:span></text:p>
      <text:p text:style-name="P52"/>
      <text:h text:style-name="P38" text:outline-level="2"><text:span text:style-name="Strong_20_Emphasis"><text:span text:style-name="T31">TRANSACTIONS</text:span></text:span></text:h>
      <text:h text:style-name="P42" text:outline-level="4"><text:span text:style-name="Strong_20_Emphasis">Build a Transaction:</text:span></text:h>
      <text:p text:style-name="Preformatted_20_Text">cardano-cli transaction build \</text:p>
      <text:p text:style-name="Preformatted_20_Text">--babbage-era \</text:p>
      <text:p text:style-name="Preformatted_20_Text">--testnet-magic 1 \</text:p>
      <text:p text:style-name="Preformatted_20_Text">--tx-in &lt;UTXO&gt; \</text:p>
      <text:p text:style-name="Preformatted_20_Text">--tx-out &lt;Testnet Address&gt;+&lt;Number of Lovelace&gt; \</text:p>
      <text:p text:style-name="Preformatted_20_Text">--change-address &lt;Testnet Address&gt; \</text:p>
      <text:p text:style-name="P44">--out-file tx.draft</text:p>
      <text:h text:style-name="Heading_20_4" text:outline-level="4"><text:span text:style-name="Strong_20_Emphasis">Sign a Transaction</text:span></text:h>
      <text:p text:style-name="Preformatted_20_Text">cardano-cli transaction sign \</text:p>
      <text:p text:style-name="Preformatted_20_Text">--tx-body-file tx.draft \</text:p>
      <text:p text:style-name="Preformatted_20_Text">--signing-key-file payment.skey \</text:p>
      <text:p text:style-name="Preformatted_20_Text">--testnet-magic 1 \</text:p>
      <text:p text:style-name="P44">--out-file tx.signed</text:p>
      <text:h text:style-name="Heading_20_4" text:outline-level="4"><text:span text:style-name="Strong_20_Emphasis">Submit a Transaction</text:span></text:h>
      <text:p text:style-name="Preformatted_20_Text">cardano-cli transaction submit \</text:p>
      <text:p text:style-name="Preformatted_20_Text">--testnet-magic 1 \</text:p>
      <text:p text:style-name="P44">--tx-file tx.signed</text:p>
      <text:p text:style-name="P44"/>
      <text:p text:style-name="P50"><text:span text:style-name="Strong_20_Emphasis"><text:span text:style-name="T38">C</text:span></text:span><text:span text:style-name="Strong_20_Emphasis"><text:span text:style-name="T37">reate a Contract Address from this script</text:span></text:span>.</text:p>
      <text:p text:style-name="Preformatted_20_Text"><text:span text:style-name="Source_20_Text">cardano-cli address build \</text:span></text:p>
      <text:p text:style-name="Preformatted_20_Text"><text:span text:style-name="Source_20_Text">--payment-script-file /always-succeeds/output/my-first-script.plutus</text:span></text:p>
      <text:p text:style-name="Preformatted_20_Text"><text:span text:style-name="Source_20_Text">--testnet-magic 1097911063 \</text:span></text:p>
      <text:p text:style-name="Preformatted_20_Text"><text:span text:style-name="Source_20_Text">--out-file my-first-script.addr</text:span></text:p>
      <text:p text:style-name="P45"/>
      <text:h text:style-name="P43" text:outline-level="4">QUERYS – preguntando al nodo</text:h>
      <text:p text:style-name="P74"><text:span text:style-name="T33">E</text:span><text:span text:style-name="T32">ditar .bashrc </text:span></text:p>
      <text:p text:style-name="P74"><draw:frame text:anchor-type="paragraph" draw:z-index="10" draw:name="Shape1_9" draw:style-name="gr4" draw:text-style-name="P76" svg:width="15.9cm" svg:height="2.331cm" svg:x="0.049cm" svg:y="0.229cm"><draw:text-box><text:p><text:span text:style-name="T63"/></text:p><text:p><text:span text:style-name="T63">#NODE</text:span></text:p><text:p><text:span text:style-name="T63">alias CLI='/opt/adanode/bin/cardano-cli'</text:span></text:p><text:p><text:span text:style-name="T63"/></text:p><text:p><text:span text:style-name="T63"># testnet-magic</text:span></text:p><text:p><text:span text:style-name="T63">export MAGICT=”--testnet-magic 109791106” </text:span></text:p></draw:text-box></draw:frame></text:p>
      <text:p text:style-name="P74"/>
      <text:p text:style-name="P74"><text:soft-page-break/></text:p>
      <text:p text:style-name="P74"/>
      <text:p text:style-name="P53">Uso en linea de comandos</text:p>
      <text:p text:style-name="P53"><draw:frame text:anchor-type="paragraph" draw:z-index="11" draw:name="Shape1_10" draw:style-name="gr3" draw:text-style-name="P77" svg:width="15.9cm" svg:height="0.742cm" svg:x="0.049cm" svg:y="0.229cm"><draw:text-box><text:p><text:span text:style-name="T66">$(echo $MAGICT)</text:span></text:p></draw:text-box></draw:frame></text:p>
      <text:p text:style-name="P53"/>
      <text:p text:style-name="P55">Estado de la red:</text:p>
      <text:p text:style-name="P56"><draw:frame text:anchor-type="paragraph" draw:z-index="0" draw:name="Shape1" draw:style-name="gr4" draw:text-style-name="P76" svg:width="15.9cm" svg:height="2.331cm" svg:x="0.049cm" svg:y="0.229cm"><draw:text-box><text:p><text:span text:style-name="T63">./cardano-cli query tip --testnet-magic 1097911063</text:span></text:p><text:p><text:span text:style-name="T63"/></text:p><text:p><text:span text:style-name="T63">CLI query tip --testnet-magic 1097911063</text:span></text:p><text:p><text:span text:style-name="T63"/></text:p><text:p><text:span text:style-name="T63">CLI query tip </text:span><text:span text:style-name="T66">$(echo $MAGICT)</text:span></text:p><text:p><text:span text:style-name="T66"/></text:p></draw:text-box></draw:frame></text:p>
      <text:p text:style-name="P56"/>
      <text:p text:style-name="P72"/>
      <text:p text:style-name="P72"/>
      <text:p text:style-name="P57">Crea keys </text:p>
      <text:p text:style-name="P72"><text:span text:style-name="T39">P</text:span><text:span text:style-name="T40">ara la wallet en el directorio actual, con los ficheros test01.vkey (verification) y test01.skey (signature)</text:span>:</text:p>
      <text:p text:style-name="P72"><draw:frame text:anchor-type="paragraph" draw:z-index="1" draw:name="Shape1_0" draw:style-name="gr5" draw:text-style-name="P76" svg:width="15.9cm" svg:height="0.779cm" svg:x="0.049cm" svg:y="0.229cm"><draw:text-box><text:p><text:span text:style-name="T63">CLI address key-gen --verification-key-file test01.vkey --signing-key-file test01.skey </text:span></text:p></draw:text-box></draw:frame></text:p>
      <text:p text:style-name="P72"/>
      <text:p text:style-name="P74"><text:span text:style-name="T42">vkey </text:span><text:span text:style-name="T43">= Public Verification Key = Dirección pública de la wallet → Enviar y Recibir ada/tAda.</text:span></text:p>
      <text:p text:style-name="P74"><text:span text:style-name="T42">skey </text:span><text:span text:style-name="T43">= Private Signing Key = Dirección de la wallet → Firmar y aproba</text:span><text:span text:style-name="T44">r</text:span><text:span text:style-name="T43"> transacciones.</text:span></text:p>
      <text:p text:style-name="P63"/>
      <text:p text:style-name="P72"><text:span text:style-name="T47">Crea</text:span><text:span text:style-name="T48">r</text:span><text:span text:style-name="T47"> la wallet </text:span></text:p>
      <text:p text:style-name="P72"><text:span text:style-name="T17">E</text:span><text:span text:style-name="T40">n el directorio actual, con los ficheros test01.vkey (verification) y salida en test01.addr (wallet)</text:span>:</text:p>
      <text:p text:style-name="P72"><draw:frame text:anchor-type="paragraph" draw:z-index="2" draw:name="Shape1_1" draw:style-name="gr6" draw:text-style-name="P76" svg:width="15.9cm" svg:height="1.167cm" svg:x="0.049cm" svg:y="0.229cm"><draw:text-box><text:p><text:span text:style-name="T63">CLI address build --payment-verification-key-file test01.vkey --out-file test01.addr --testnet-magic 1097911063</text:span></text:p><text:p><text:span text:style-name="T63"/></text:p></draw:text-box></draw:frame></text:p>
      <text:p text:style-name="P72"/>
      <text:p text:style-name="P72"><text:span text:style-name="T17">dirección creada: <text:s/></text:span><text:span text:style-name="T18">addr_test1vrwnpmtqmvl5aapxpvpeca4m2sqk43guhlhf6sw2uen4agc3gp859</text:span></text:p>
      <text:p text:style-name="P63"/>
      <text:p text:style-name="P58"><text:span text:style-name="T40">C</text:span>onsultar transacciones</text:p>
      <text:p text:style-name="P64">Se puede utilizar <text:s/>la dirección directamente o el fichero .addr</text:p>
      <text:p text:style-name="P65"><draw:frame text:anchor-type="paragraph" draw:z-index="3" draw:name="Shape1_2" draw:style-name="gr7" draw:text-style-name="P76" svg:width="15.9cm" svg:height="3.107cm" svg:x="0.049cm" svg:y="0.229cm"><draw:text-box><text:p><text:span text:style-name="T63">CLI query utxo --testnet-magic 1097911063 --address $(cat test01.addr)</text:span></text:p><text:p><text:span text:style-name="T63"/></text:p><text:p><text:span text:style-name="T63">CLI query utxo --testnet-magic 1097911063 --address addr_test1vrwnpmtqmvl5aapxpvpeca4m2sqk43guhlhf6sw2uen4agc3gp859</text:span></text:p><text:p><text:span text:style-name="T63"/></text:p><text:p><text:span text:style-name="T63">CLI query utxo $(echo $MAGICT) --tx-in 2a36ded94bc579560dad1873806a6795b4875eabc6fdf154a6e9a2bca40f1d85</text:span><text:span text:style-name="T64">#0</text:span></text:p></draw:text-box></draw:frame></text:p>
      <text:p text:style-name="P65"/>
      <text:p text:style-name="P65"/>
      <text:p text:style-name="P65"/>
      <text:p text:style-name="P65"/>
      <text:p text:style-name="P58"/>
      <text:p text:style-name="P58"><text:soft-page-break/><text:span text:style-name="T49">Guardar parámetros del protocolo</text:span> transacciones</text:p>
      <text:p text:style-name="P64">Se guarda en el fiehcro protocol.json</text:p>
      <text:p text:style-name="P65"><draw:frame text:anchor-type="paragraph" draw:z-index="4" draw:name="Shape1_3" draw:style-name="gr5" draw:text-style-name="P76" svg:width="15.9cm" svg:height="0.779cm" svg:x="0.049cm" svg:y="0.229cm"><draw:text-box><text:p><text:span text:style-name="T63">CLI query protocol-parameters --testnet-magic 1097911063 --out-file protocol.json</text:span></text:p></draw:text-box></draw:frame></text:p>
      <text:p text:style-name="P65"/>
      <text:p text:style-name="P65"/>
      <text:p text:style-name="P59">Crear una transación borrador (draft)</text:p>
      <text:p text:style-name="P66">Se necesita <text:span text:style-name="T50">crear un borrador para calcular </text:span><text:s/>el coste (fee). <text:span text:style-name="T51">Una única línea de comandos</text:span></text:p>
      <text:p text:style-name="P66">--<text:span text:style-name="T51">tx-in = Id de la transaccion ( </text:span><text:span text:style-name="T39">fcd64d7065130dc15f4790eb8c9a3bdd548eb719d48eb0c3dc65172639d2c7b7</text:span><text:span text:style-name="T51">) hay que indicar el número del movimeinto = (#0)</text:span></text:p>
      <text:p text:style-name="P66">--<text:span text:style-name="T51">tx-out = wallets a utilizar</text:span></text:p>
      <text:p text:style-name="P65"><draw:frame text:anchor-type="paragraph" draw:z-index="5" draw:name="Shape1_4" draw:style-name="gr1" draw:text-style-name="P76" svg:width="15.9cm" svg:height="1.555cm" svg:x="0.049cm" svg:y="0.229cm"><draw:text-box><text:p><text:span text:style-name="T63">CLI transaction build-raw --tx-in fcd64d7065130dc15f4790eb8c9a3bdd548eb719d48eb0c3dc65172639d2c7b7#0 --tx-out $(cat ../test02/test02.addr)+0 --tx-out $(cat test01.addr)+0 --fee 0 --out-file tx.draft</text:span></text:p></draw:text-box></draw:frame></text:p>
      <text:p text:style-name="P65"/>
      <text:p text:style-name="P65"/>
      <text:p text:style-name="P65"/>
      <text:p text:style-name="P58"/>
      <text:p text:style-name="P58"><text:span text:style-name="T50">Calcular el gasto </text:span><text:span text:style-name="T52">(</text:span><text:span text:style-name="T50">fee</text:span><text:span text:style-name="T52">)</text:span></text:p>
      <text:p text:style-name="P66">Se necesita calcular el coste (fee). <text:span text:style-name="T51">Una única línea de comandos</text:span></text:p>
      <text:p text:style-name="P65"><draw:frame text:anchor-type="paragraph" draw:z-index="6" draw:name="Shape1_5" draw:style-name="gr6" draw:text-style-name="P76" svg:width="15.9cm" svg:height="1.167cm" svg:x="0.049cm" svg:y="0.229cm"><draw:text-box><text:p><text:span text:style-name="T63">CLI transaction calculate-min-fee --tx-body-file tx.draft --tx-in-count </text:span><text:span text:style-name="T64">1</text:span><text:span text:style-name="T63"> --tx-out-count </text:span><text:span text:style-name="T64">2</text:span><text:span text:style-name="T63"> --witness-count </text:span><text:span text:style-name="T64">1</text:span><text:span text:style-name="T63"> --testnet-magic 1097911063 --protocol-params-file protocol.json</text:span></text:p></draw:text-box></draw:frame></text:p>
      <text:p text:style-name="P65"/>
      <text:p text:style-name="P67">Repuesta = 174169 Lovelace</text:p>
      <text:p text:style-name="P60">Importante <text:span text:style-name="T14">revisar la <text:s/>cantidad de </text:span>tx-in, tx-out <text:s/><text:span text:style-name="T14">y</text:span> witness<text:span text:style-name="T14"> para el calculo de la FEE sea correcto.</text:span></text:p>
      <text:p text:style-name="P68"/>
      <text:p text:style-name="P61">Crear la transaccion real</text:p>
      <text:p text:style-name="P55">--<text:span text:style-name="T53">tx-in </text:span><text:span text:style-name="T45"><text:s/></text:span><text:span text:style-name="T29"><text:s/><text:tab/>Transacción de origen, con el N.º de registro (#0)</text:span></text:p>
      <text:p text:style-name="P55">--tx-out<text:tab/><text:span text:style-name="T19">Wallet destino , con la cantidad (</text:span><text:span text:style-name="T55">+1</text:span><text:span text:style-name="T56">00000000</text:span><text:span text:style-name="T19">)</text:span></text:p>
      <text:p text:style-name="P74">--tx-out<text:tab/><text:span text:style-name="T19">Wallet origen , con la cantidad (</text:span><text:span text:style-name="T58">+8</text:span><text:span text:style-name="T59">99825831</text:span><text:span text:style-name="T19">)</text:span></text:p>
      <text:p text:style-name="P74">--fee<text:tab/><text:tab/><text:span text:style-name="T53">Pago a la red. (</text:span><text:span text:style-name="T60">174169</text:span><text:span text:style-name="T53">)</text:span></text:p>
      <text:p text:style-name="P74">--out-file<text:tab/><text:span text:style-name="T53">Fichero donde se guarda la tx.</text:span></text:p>
      <text:p text:style-name="P51"/>
      <text:p text:style-name="P66">Se necesita calcular el coste (fee). <text:span text:style-name="T51">Una única línea de comandos</text:span></text:p>
      <text:p text:style-name="P73">test02 100000000</text:p>
      <text:p text:style-name="P54"><text:soft-page-break/><text:span text:style-name="T57">test01 1000000000</text:span><text:span text:style-name="T41"> – </text:span><text:span text:style-name="T54">100000000</text:span><text:span text:style-name="T41"> = </text:span><text:span text:style-name="T57">900000000</text:span><text:span text:style-name="T41"> - <text:s/></text:span><text:span text:style-name="T61">174169</text:span><text:span text:style-name="T46"> </text:span><text:span text:style-name="T41">= </text:span><text:span text:style-name="T57">899825831</text:span></text:p>
      <text:p text:style-name="P66"><draw:frame text:anchor-type="paragraph" draw:z-index="7" draw:name="Shape1_6" draw:style-name="gr1" draw:text-style-name="P76" svg:width="15.9cm" svg:height="1.555cm" svg:x="0.049cm" svg:y="0.229cm"><draw:text-box><text:p><text:span text:style-name="T63">CLI transaction build-raw --tx-in fcd64d7065130dc15f4790eb8c9a3bdd548eb719d48eb0c3dc65172639d2c7b7#0 --tx-out $(cat ../test02/test02.addr)+</text:span><text:span text:style-name="T65">100000000</text:span><text:span text:style-name="T63"> --tx-out $(cat test01.addr)+</text:span><text:span text:style-name="T67">899825831</text:span><text:span text:style-name="T63"> --fee </text:span><text:span text:style-name="T68">174169</text:span><text:span text:style-name="T63"> --out-file tx.draft</text:span></text:p></draw:text-box></draw:frame></text:p>
      <text:p text:style-name="P66"/>
      <text:p text:style-name="P66"/>
      <text:p text:style-name="P58"><text:span text:style-name="T62">Firmar </text:span><text:span text:style-name="T50">la transaccion real</text:span></text:p>
      <text:p text:style-name="P62"><text:span text:style-name="T14">se utiliza el fichero con la clave privada</text:span> .skey</text:p>
      <text:p text:style-name="P58"><draw:frame text:anchor-type="paragraph" draw:z-index="8" draw:name="Shape1_7" draw:style-name="gr5" draw:text-style-name="P76" svg:width="15.9cm" svg:height="0.779cm" svg:x="0.049cm" svg:y="0.229cm"><draw:text-box><text:p><text:span text:style-name="T63">CLI transaction sign --tx-body-file tx.draft --signing-key-file test01.skey --testnet-magic 1097911063 --out-file tx.signed</text:span></text:p></draw:text-box></draw:frame></text:p>
      <text:p text:style-name="P58"/>
      <text:p text:style-name="P58"><text:span text:style-name="T62">Enviar </text:span><text:span text:style-name="T50">la transaccion real</text:span></text:p>
      <text:p text:style-name="P58"><draw:frame text:anchor-type="paragraph" draw:z-index="9" draw:name="Shape1_8" draw:style-name="gr5" draw:text-style-name="P76" svg:width="15.9cm" svg:height="0.779cm" svg:x="0.049cm" svg:y="0.229cm"><draw:text-box><text:p><text:span text:style-name="T63">CLI <text:s/>transaction submit --tx-file tx.signed --testnet-magic 1097911063</text:span></text:p></draw:text-box></draw:frame></text:p>
      <text:p text:style-name="P58"/>
      <text:p text:style-name="P69">Reusltado OK = Transaction successfully submitted</text:p>
      <text:p text:style-name="P69"/>
      <text:p text:style-name="P61"/>
      <text:p text:style-name="P61"/>
      <text:p text:style-name="P61"/>
      <text:p text:style-name="P61"/>
      <text:p text:style-name="P61">Añadir metadata</text:p>
      <text:p text:style-name="P70">Es necesario crear un fichero .json con la estructura adecuada. Solo se admiten claves númericas para el nivel 0</text:p>
      <text:p text:style-name="P70"/>
      <text:p text:style-name="P70"/>
      <text:p text:style-name="P70"><draw:frame text:anchor-type="paragraph" draw:z-index="12" draw:name="Shape1_11" draw:style-name="gr2" draw:text-style-name="P76" svg:width="15.9cm" svg:height="6.599cm" svg:x="0.049cm" svg:y="0.229cm"><draw:text-box><text:p><text:span text:style-name="T63">{</text:span></text:p><text:p><text:span text:style-name="T63">"</text:span><text:span text:style-name="T65">9999</text:span><text:span text:style-name="T63">":{</text:span></text:p><text:p><text:span text:style-name="T63"/></text:p><text:p><text:span text:style-name="T63"><text:s text:c="2"/></text:span><text:span text:style-name="T63">"nft0": {</text:span></text:p><text:p><text:span text:style-name="T63"><text:s text:c="4"/></text:span><text:span text:style-name="T63">"id": "00000",</text:span></text:p><text:p><text:span text:style-name="T63"><text:s text:c="4"/></text:span><text:span text:style-name="T63">"name": "NFT 0",</text:span></text:p><text:p><text:span text:style-name="T63"><text:s text:c="4"/></text:span><text:span text:style-name="T63">"image": "ipfs://ipfs/&lt;IPFS_HASH&gt;",</text:span></text:p><text:p><text:span text:style-name="T63"><text:s text:c="4"/></text:span><text:span text:style-name="T63">"class": 0</text:span></text:p><text:p><text:span text:style-name="T63"><text:s text:c="2"/></text:span><text:span text:style-name="T63">},</text:span></text:p><text:p><text:span text:style-name="T63"><text:s text:c="2"/></text:span><text:span text:style-name="T63">"nft1": {</text:span></text:p><text:p><text:span text:style-name="T63"><text:s text:c="4"/></text:span><text:span text:style-name="T63">"id": "00001",</text:span></text:p><text:p><text:span text:style-name="T63"><text:s text:c="4"/></text:span><text:span text:style-name="T63">"name": "NFT 1",</text:span></text:p><text:p><text:span text:style-name="T63"><text:s text:c="4"/></text:span><text:span text:style-name="T63">"image": "ipfs://ipfs/&lt;IPFS_HASH&gt;",</text:span></text:p><text:p><text:span text:style-name="T63"><text:s text:c="4"/></text:span><text:span text:style-name="T63">"class": 0</text:span></text:p><text:p><text:span text:style-name="T63"><text:s text:c="4"/></text:span><text:span text:style-name="T63">}</text:span></text:p><text:p><text:span text:style-name="T63"><text:s text:c="2"/></text:span><text:span text:style-name="T63">}</text:span></text:p><text:p><text:span text:style-name="T63">}</text:span></text:p></draw:text-box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1">Solo es necesario agregar el parámetro –metada-json-file, en la creación de la transacción de prueba</text:p>
      <text:p text:style-name="P70"><draw:frame text:anchor-type="paragraph" draw:z-index="13" draw:name="Shape1_12" draw:style-name="gr1" draw:text-style-name="P76" svg:width="15.9cm" svg:height="1.555cm" svg:x="0.049cm" svg:y="0.229cm"><draw:text-box><text:p><text:span text:style-name="T63">CLI transaction build-raw --tx-in abf44cbf6abc68c929a33fbd6dbf1839256e7cd868b04c00b9c12c87bcc068e5#0 --tx-out $(cat test01.addr)+0 </text:span><text:span text:style-name="T64">--metadata-json-file tokens.json</text:span><text:span text:style-name="T63"> --fee 0 --out-file tx.draft</text:span></text:p></draw:text-box></draw:frame><text:soft-page-break/></text:p>
      <text:p text:style-name="P70"/>
      <text:p text:style-name="P70"/>
      <text:p text:style-name="P71">Calcular fees → Crear tx con valores reales → Firmar tx → Enviar tx<text:tab/></text:p>
      <text:h text:style-name="P36" text:outline-level="1"/>
      <text:p text:style-name="P49"/>
      <text:h text:style-name="Heading_20_2" text:outline-level="2">TRANSACCIÓN</text:h>
      <text:p text:style-name="P1">Una tx es válida cuando:</text:p>
      <text:p text:style-name="P1">* Está viva = el tiempo de la tx no ha terminado</text:p>
      <text:p text:style-name="P1">* El valor de <text:s/>A no es negativo</text:p>
      <text:p text:style-name="P2">* <text:span text:style-name="T1">El tamaño de tx no excede el maximo</text:span></text:p>
      <text:p text:style-name="P2">* <text:span text:style-name="T1">El coste se ha pagado.</text:span></text:p>
      <text:p text:style-name="P1"/>
      <text:p text:style-name="P1">Validar operaciones con clave privada:</text:p>
      <text:p text:style-name="P1">*Salida →</text:p>
      <text:p text:style-name="P1">*Entrada → </text:p>
      <text:p text:style-name="P1">*Author →</text:p>
      <text:p text:style-name="P1"/>
      <text:p text:style-name="P3">FEES</text:p>
      <text:p text:style-name="P3">* Suma <text:s/>a los<text:span text:style-name="T2"> Inputs </text:span>o los resta de los <text:span text:style-name="T2">Outputs . </text:span><text:span text:style-name="T6">Configurable en el script</text:span></text:p>
      <text:p text:style-name="P8"/>
      <text:p text:style-name="P8">script, including the, redeemer script, data script, and the datatype of the</text:p>
      <text:p text:style-name="P8">contract</text:p>
      <text:p text:style-name="P8"/>
      <text:p text:style-name="P8"/>
      <text:h text:style-name="Heading_20_1" text:outline-level="1">Wallet API</text:h>
      <text:p text:style-name="P4"><text:span text:style-name="T6">validator script </text:span><text:span text:style-name="T7">(</text:span><text:span text:style-name="T6">data script, redeemer script, </text:span><text:span text:style-name="T7">data)→ Bool</text:span></text:p>
      <text:p text:style-name="P9"><text:tab/>Resultado de la validación</text:p>
      <text:p text:style-name="P9"/>
      <text:p text:style-name="P6"><text:span text:style-name="T6"><text:tab/> </text:span><text:span text:style-name="T10">data script: </text:span></text:p>
      <text:p text:style-name="P6"><text:span text:style-name="T10"><text:tab/><text:tab/></text:span><text:span text:style-name="T9">ix </text:span><text:span text:style-name="T6">Indice del Output de la tx de Entrada.</text:span></text:p>
      <text:p text:style-name="P9"><text:tab/><text:tab/>Contiene información relacionada con el SC:</text:p>
      <text:p text:style-name="P6"><text:span text:style-name="T6"><text:tab/><text:tab/><text:tab/></text:span><text:span text:style-name="T9">pub key</text:span><text:span text:style-name="T6"> propietario que realiza la operación.</text:span></text:p>
      <text:p text:style-name="P6"><text:span text:style-name="T6"><text:tab/><text:tab/><text:tab/></text:span><text:span text:style-name="T9">Hash</text:span></text:p>
      <text:p text:style-name="P9"><text:tab/><text:tab/>Se almacena completamente en el libro contable</text:p>
      <text:p text:style-name="P5"><text:span text:style-name="T6"><text:tab/> </text:span><text:span text:style-name="T8">redeemer script:</text:span></text:p>
      <text:p text:style-name="P5"><text:span text:style-name="T8"><text:tab/><text:tab/></text:span><text:span text:style-name="T12">Indexado con el hash del validator script</text:span></text:p>
      <text:p text:style-name="P10"><text:tab/><text:tab/>Representa una acción <text:s/>devolver</text:p>
      <text:p text:style-name="P7"><text:span text:style-name="T12"><text:tab/><text:tab/></text:span><text:span text:style-name="T13">Una unica opción para que el validator devuelva TRUE</text:span></text:p>
      <text:p text:style-name="P11"><text:tab/><text:tab/>El valor nunca se almacena on-chain, aparece como parte del dato de la transacción</text:p>
      <text:p text:style-name="P7"><text:span text:style-name="T13"><text:tab/></text:span><text:span text:style-name="T11">PendingTx:</text:span></text:p>
      <text:p text:style-name="P15"><text:tab/><text:tab/>Inputs</text:p>
      <text:p text:style-name="P15"><text:tab/><text:tab/>Outputs</text:p>
      <text:p text:style-name="P15"><text:tab/><text:tab/>Intervalo de validez</text:p>
      <text:p text:style-name="P15"><text:tab/><text:tab/>Estado del ledger <text:span text:style-name="T15">(info creada por el nodo)</text:span></text:p>
      <text:p text:style-name="P12"><text:soft-page-break/></text:p>
      <text:p text:style-name="P16"><text:span text:style-name="T21">addresses</text:span><text:span text:style-name="T15"> = </text:span><text:span text:style-name="T3">Hash</text:span><text:span text:style-name="T15"> del </text:span><text:span text:style-name="T4">validator script </text:span><text:span text:style-name="T15">(=a). Se calcula off-chain</text:span></text:p>
      <text:p text:style-name="P18"><text:span text:style-name="T14">Pagos a un SC:</text:span></text:p>
      <text:p text:style-name="P16"><text:span text:style-name="T4"><text:tab/>ix |→ (a,c) ;<text:tab/>c=</text:span><text:span text:style-name="T15"> data script</text:span></text:p>
      <text:p text:style-name="P16"><text:span text:style-name="T4"><text:tab/></text:span><text:span text:style-name="T5">El nodo ejecutar validateScript </text:span><text:span text:style-name="T16">se pasa como parametros <text:tab/><text:tab/><text:tab/></text:span></text:p>
      <text:p text:style-name="P13"><text:tab/>validateScript vld dsc rdm</text:p>
      <text:p text:style-name="P17"><text:span text:style-name="T4"><text:tab/><text:tab/></text:span><text:span text:style-name="T16">vld <text:s/>: ValidatorScript (Hash de la address)</text:span></text:p>
      <text:p text:style-name="P17"><text:span text:style-name="T4"><text:tab/><text:tab/></text:span><text:span text:style-name="T16">dsc <text:s/>: DataScript </text:span></text:p>
      <text:p text:style-name="P17"><text:span text:style-name="T4"><text:tab/><text:tab/></text:span><text:span text:style-name="T16">rdm : ReedimerScrip</text:span></text:p>
      <text:p text:style-name="P14"/>
      <text:p text:style-name="P14"/>
      <text:h text:style-name="P39" text:outline-level="3">TRIGGER</text:h>
      <text:p text:style-name="P14">EventTrigger </text:p>
      <text:p text:style-name="P14">EventHandler</text:p>
      <text:p text:style-name="P14"/>
      <text:p text:style-name="P14"/>
      <text:h text:style-name="Heading_20_3" text:outline-level="3">SLOTRANGE</text:h>
      <text:p text:style-name="P25">CONSTRUCTORES</text:p>
      <text:p text:style-name="P24">Always<text:tab/><text:tab/>:: SlotRange</text:p>
      <text:p text:style-name="P24">defaultSlotRange<text:tab/>:: SlotRange</text:p>
      <text:p text:style-name="P24">singleton<text:tab/><text:tab/>:: Slot -&gt; SlotRange</text:p>
      <text:p text:style-name="P24">interval<text:tab/><text:tab/>:: Slot -&gt; Slot -&gt; SlotRange</text:p>
      <text:p text:style-name="P24">intervalFrom<text:tab/><text:tab/>:: Slot -&gt; SlotRange</text:p>
      <text:p text:style-name="P24">intervalTo<text:tab/><text:tab/>:: Slot -&gt; SlotRange</text:p>
      <text:p text:style-name="P24">intersection<text:tab/><text:tab/>:: SlotRange -&gt; SlotRange -&gt; Maybe SlotRange</text:p>
      <text:p text:style-name="P24">hull<text:tab/><text:tab/><text:tab/>:: SlotRange -&gt; SlotRange -&gt; <text:s/>SlotRange</text:p>
      <text:p text:style-name="Text_20_body"/>
      <text:p text:style-name="P25">INSPECCIÓN DE RANGOS</text:p>
      <text:p text:style-name="P24">member<text:tab/>:: Slot -&gt; SlotRange -&gt; Bool</text:p>
      <text:p text:style-name="P24">overlaps<text:tab/>:: SlotRange -&gt; SlotRange -&gt; Bool</text:p>
      <text:p text:style-name="P24">contains<text:tab/>:: SlotRange -&gt; SlotRange -&gt; Bool</text:p>
      <text:p text:style-name="P24">isEmpty<text:tab/>:: SlotRange -&gt; <text:s/>Bool</text:p>
      <text:p text:style-name="P24">before<text:tab/><text:tab/>:: Slot -&gt; SlotRange -&gt; Bool</text:p>
      <text:p text:style-name="P24">after<text:tab/><text:tab/>:: Slot -&gt; SlotRange -&gt; Bool</text:p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h text:style-name="P40" text:outline-level="3">bech32</text:h>
      <text:p text:style-name="P35"><text:a xlink:type="simple" xlink:href="https://github.com/input-output-hk/bech32" text:style-name="Internet_20_link" text:visited-style-name="Visited_20_Internet_20_Link">https://github.com/input-output-hk/bech32</text:a></text:p>
      <text:p text:style-name="P30">"stakePool": {</text:p>
      <text:p text:style-name="P30"><text:s text:c="12"/>"id": "pool155cu3s06js3llfh07vnzepatfuvt3s5s7uwldt9rzz55wz7pugt",</text:p>
      <text:p text:style-name="P30"><text:s text:c="12"/>"hash": "a531c8c1fa9423ffa6eff3262c87ab4f18b8c290f71df6aca310a947"</text:p>
      <text:p text:style-name="P30">}</text:p>
      <text:p text:style-name="P31">DECODIFICAR</text:p>
      <text:p text:style-name="P33"><text:span text:style-name="T35">ACCIÓN = </text:span>./bech32 &lt;&lt;&lt; pool155cu3s06js3llfh07vnzepatfuvt3s5s7uwldt9rzz55wz7pugt </text:p>
      <text:p text:style-name="P33"><text:span text:style-name="T35">RESULTADO = </text:span>a531c8c1fa9423ffa6eff3262c87ab4f18b8c290f71df6aca310a947</text:p>
      <text:p text:style-name="P32">CODIFICAR</text:p>
      <text:p text:style-name="P34"><text:span text:style-name="T35">ACCIÓN = </text:span>./bech32 pool &lt;&lt;&lt; a531c8c1fa9423ffa6eff3262c87ab4f18b8c290f71df6aca310a947</text:p>
      <text:p text:style-name="P34"><text:span text:style-name="T35">RESULTADO = </text:span>pool155cu3s06js3llfh07vnzepatfuvt3s5s7uwldt9rzz55wz7pugt</text:p>
      <text:h text:style-name="P41" text:outline-level="3"><text:span text:style-name="T20">DUDAS </text:span>PROCESOS ???</text:h>
      <text:list xml:id="list3767024348" text:style-name="L1">
        <text:list-item>
          <text:p text:style-name="P46">How To acceder a Endpoints Off-Chain</text:p>
        </text:list-item>
        <text:list-item>
          <text:p text:style-name="P46">How To leer datos On-Chain</text:p>
        </text:list-item>
        <text:list-item>
          <text:p text:style-name="P46">How To publicar SC en Mainet</text:p>
        </text:list-item>
        <text:list-item>
          <text:p text:style-name="P47">How To actualizar SC en Mainnet</text:p>
        </text:list-item>
        <text:list-item>
          <text:p text:style-name="P48">Obtener current Slot.</text:p>
        </text:list-item>
        <text:list-item>
          <text:p text:style-name="P48"/>
        </text:list-item>
      </text:list>
      <text:p text:style-name="P26"/>
      <text:p text:style-name="P27">Tipos de datos <text:s/>plutuys-cor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Liberation Mono', Menlo, Courier, monospace"/>
    <style:font-face style:name="FreeMono" svg:font-family="FreeMono" style:font-family-generic="modern" style:font-pitch="fixed"/>
    <style:font-face style:name="Helvetica Neue" svg:font-family="'Helvetica Neue', Helvetica, 'Segoe UI', Arial, freesans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monospac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Consolas, 'Liberation Mono', Menlo, monospace"/>
    <style:font-face style:name="SFMono-Regular1" svg:font-family="SFMono-Regular, Menlo, Monaco, Consolas, 'Liberation Mono', 'Courier New', monospace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5T08:04:23.402679466</meta:creation-date>
    <dc:date>2022-11-12T10:20:49.031539251</dc:date>
    <meta:editing-duration>P1DT1H56M49S</meta:editing-duration>
    <meta:editing-cycles>18</meta:editing-cycles>
    <meta:generator>LibreOffice/7.3.6.2$Linux_X86_64 LibreOffice_project/30$Build-2</meta:generator>
    <meta:document-statistic meta:table-count="0" meta:image-count="0" meta:object-count="0" meta:page-count="7" meta:paragraph-count="149" meta:word-count="816" meta:character-count="5510" meta:non-whitespace-character-count="4760"/>
  </office:meta>
</office:document-meta>
</file>